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4.113cm" style:rel-column-width="15856*"/>
    </style:style>
    <style:style style:name="Table1.C" style:family="table-column">
      <style:table-column-properties style:column-width="8.991cm" style:rel-column-width="3465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Text_20_body">
      <style:text-properties officeooo:rsid="0011a4fc" officeooo:paragraph-rsid="0011a4fc"/>
    </style:style>
    <style:style style:name="P4" style:family="paragraph" style:parent-style-name="Text_20_body">
      <style:text-properties officeooo:rsid="00124345" officeooo:paragraph-rsid="00124345"/>
    </style:style>
    <style:style style:name="P5" style:family="paragraph" style:parent-style-name="Text_20_body">
      <style:text-properties officeooo:paragraph-rsid="0012ee7f"/>
    </style:style>
    <style:style style:name="P6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7" style:family="paragraph" style:parent-style-name="Text_20_body">
      <style:text-properties officeooo:rsid="001d189b" officeooo:paragraph-rsid="001d189b"/>
    </style:style>
    <style:style style:name="P8" style:family="paragraph" style:parent-style-name="Text_20_body">
      <style:text-properties officeooo:rsid="001efa65" officeooo:paragraph-rsid="001efa65"/>
    </style:style>
    <style:style style:name="P9" style:family="paragraph" style:parent-style-name="Text_20_body">
      <style:text-properties officeooo:paragraph-rsid="0021b4ae"/>
    </style:style>
    <style:style style:name="P10" style:family="paragraph" style:parent-style-name="Text_20_body">
      <style:text-properties officeooo:rsid="0022b531" officeooo:paragraph-rsid="0022b531"/>
    </style:style>
    <style:style style:name="P11" style:family="paragraph" style:parent-style-name="Text_20_body">
      <style:text-properties officeooo:rsid="00231408" officeooo:paragraph-rsid="0022b531"/>
    </style:style>
    <style:style style:name="P12" style:family="paragraph" style:parent-style-name="Text_20_body">
      <style:text-properties officeooo:rsid="0017789f" officeooo:paragraph-rsid="003d5fa3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31f4b9" officeooo:paragraph-rsid="00367849"/>
    </style:style>
    <style:style style:name="P15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6" style:family="paragraph" style:parent-style-name="Table_20_Contents">
      <style:text-properties officeooo:rsid="001402c3" officeooo:paragraph-rsid="001402c3"/>
    </style:style>
    <style:style style:name="P17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8" style:family="paragraph" style:parent-style-name="Table_20_Contents">
      <style:text-properties officeooo:rsid="002923c8" officeooo:paragraph-rsid="002923c8"/>
    </style:style>
    <style:style style:name="P19" style:family="paragraph" style:parent-style-name="Table_20_Contents">
      <style:text-properties officeooo:rsid="0031aa93" officeooo:paragraph-rsid="0031aa93"/>
    </style:style>
    <style:style style:name="P20" style:family="paragraph" style:parent-style-name="Table_20_Contents">
      <style:text-properties officeooo:rsid="0041778a" officeooo:paragraph-rsid="0041778a"/>
    </style:style>
    <style:style style:name="P21" style:family="paragraph" style:parent-style-name="Table_20_Contents">
      <style:text-properties officeooo:rsid="0041ef29" officeooo:paragraph-rsid="0041ef29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  <style:text-properties officeooo:rsid="000e5a66" officeooo:paragraph-rsid="000e5a66"/>
    </style:style>
    <style:style style:name="P25" style:family="paragraph" style:parent-style-name="Heading_20_1">
      <style:paragraph-properties fo:break-before="page"/>
      <style:text-properties officeooo:rsid="0012ee7f" officeooo:paragraph-rsid="0012ee7f"/>
    </style:style>
    <style:style style:name="P26" style:family="paragraph" style:parent-style-name="Heading_20_2">
      <style:text-properties officeooo:rsid="000fecaa" officeooo:paragraph-rsid="000fecaa"/>
    </style:style>
    <style:style style:name="P27" style:family="paragraph" style:parent-style-name="Heading_20_2">
      <style:text-properties officeooo:rsid="0021b4ae" officeooo:paragraph-rsid="0021b4ae"/>
    </style:style>
    <style:style style:name="P28" style:family="paragraph" style:parent-style-name="Heading_20_2">
      <style:text-properties officeooo:rsid="0012ee7f" officeooo:paragraph-rsid="0012ee7f"/>
    </style:style>
    <style:style style:name="P29" style:family="paragraph" style:parent-style-name="Table_20_Contents">
      <style:text-properties officeooo:rsid="0044cb34" officeooo:paragraph-rsid="0044cb34"/>
    </style:style>
    <style:style style:name="P30" style:family="paragraph" style:parent-style-name="Table_20_Contents">
      <style:text-properties officeooo:rsid="0046c545" officeooo:paragraph-rsid="0046c545"/>
    </style:style>
    <style:style style:name="P31" style:family="paragraph" style:parent-style-name="Table_20_Contents">
      <style:text-properties officeooo:rsid="0047b626" officeooo:paragraph-rsid="0047b626"/>
    </style:style>
    <style:style style:name="P32" style:family="paragraph" style:parent-style-name="Table_20_Contents">
      <style:text-properties officeooo:rsid="004af8ad" officeooo:paragraph-rsid="004af8ad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778f5"/>
    </style:style>
    <style:style style:name="T5" style:family="text">
      <style:text-properties officeooo:rsid="001da2ce"/>
    </style:style>
    <style:style style:name="T6" style:family="text">
      <style:text-properties officeooo:rsid="00200b78"/>
    </style:style>
    <style:style style:name="T7" style:family="text">
      <style:text-properties officeooo:rsid="002688d8"/>
    </style:style>
    <style:style style:name="T8" style:family="text">
      <style:text-properties officeooo:rsid="00280dfb"/>
    </style:style>
    <style:style style:name="T9" style:family="text">
      <style:text-properties officeooo:rsid="002ae258"/>
    </style:style>
    <style:style style:name="T10" style:family="text">
      <style:text-properties officeooo:rsid="002c5dcb"/>
    </style:style>
    <style:style style:name="T11" style:family="text">
      <style:text-properties officeooo:rsid="002e514a"/>
    </style:style>
    <style:style style:name="T12" style:family="text">
      <style:text-properties officeooo:rsid="002e9f70"/>
    </style:style>
    <style:style style:name="T13" style:family="text">
      <style:text-properties officeooo:rsid="00327f9b"/>
    </style:style>
    <style:style style:name="T14" style:family="text">
      <style:text-properties officeooo:rsid="00367849"/>
    </style:style>
    <style:style style:name="T15" style:family="text">
      <style:text-properties officeooo:rsid="003d5fa3"/>
    </style:style>
    <style:style style:name="T16" style:family="text">
      <style:text-properties officeooo:rsid="004902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HP</text:p>
      <text:p text:style-name="P14"><text:span text:style-name="T14">Maxime Hilberer - </text:span>Valentin Lecerf - Robert Tsoumbou - Kevin Porez - <text:span text:style-name="T13">Edouard Guegai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96_244825327" text:style-name="Index_20_Link" text:visited-style-name="Index_20_Link">I.Idées de départ<text:tab/>1</text:a></text:p>
          <text:p text:style-name="P23"><text:a xlink:type="simple" xlink:href="#__RefHeading___Toc298_244825327" text:style-name="Index_20_Link" text:visited-style-name="Index_20_Link">1.Brainstorming<text:tab/>1</text:a></text:p>
          <text:p text:style-name="P23"><text:a xlink:type="simple" xlink:href="#__RefHeading___Toc300_244825327" text:style-name="Index_20_Link" text:visited-style-name="Index_20_Link">2.Base de données<text:tab/>1</text:a></text:p>
          <text:p text:style-name="P22"><text:a xlink:type="simple" xlink:href="#__RefHeading___Toc302_244825327" text:style-name="Index_20_Link" text:visited-style-name="Index_20_Link">II.Répartition du travail<text:tab/>3</text:a></text:p>
          <text:p text:style-name="P23"><text:a xlink:type="simple" xlink:href="#__RefHeading___Toc304_244825327" text:style-name="Index_20_Link" text:visited-style-name="Index_20_Link">1.Par personne<text:tab/>3</text:a></text:p>
        </text:index-body>
      </text:table-of-content>
      <text:p text:style-name="P13"/>
      <text:p text:style-name="P13"/>
      <text:p text:style-name="P13"/>
      <text:p text:style-name="P13"/>
      <text:p text:style-name="P13"/>
      <text:h text:style-name="P24" text:outline-level="1"><text:bookmark-start text:name="__RefHeading___Toc296_244825327"/>Idée<text:span text:style-name="T2">s</text:span> de départ<text:bookmark-end text:name="__RefHeading___Toc296_244825327"/></text:h>
      <text:h text:style-name="P26" text:outline-level="2"><text:bookmark-start text:name="__RefHeading___Toc298_244825327"/>Brainstorming<text:bookmark-end text:name="__RefHeading___Toc298_244825327"/></text:h>
      <text:p text:style-name="P12">GIT →<text:span text:style-name="T15"> </text:span><text:a xlink:type="simple" xlink:href="https://github.com/relaxuh/projets3" text:style-name="Internet_20_link" text:visited-style-name="Visited_20_Internet_20_Link"><text:span text:style-name="T15">https://github.com/relaxuh/projets3</text:span></text:a></text:p>
      <text:p text:style-name="P3">BDD <text:span text:style-name="T4">(connexions, ordonnances, médicaments)</text:span></text:p>
      <text:p text:style-name="P3">rappels (<text:span text:style-name="T3">médicaments</text:span>, ordonnance)</text:p>
      <text:p text:style-name="P4">gestion de stock de médicaments</text:p>
      <text:p text:style-name="P7">entreprises pour les déplacements <text:span text:style-name="T5">(mise en contact)</text:span></text:p>
      <text:p text:style-name="P8">entreprises plus générales (service – entreprise – contact )</text:p>
      <text:p text:style-name="P6">MVC</text:p>
      <text:p text:style-name="P6"/>
      <text:h text:style-name="P27" text:outline-level="2"><text:bookmark-start text:name="__RefHeading___Toc300_244825327"/>Base de données<text:bookmark-end text:name="__RefHeading___Toc300_244825327"/></text:h>
      <text:p text:style-name="P9"/>
      <text:p text:style-name="P10">Membres <text:tab/>-<text:span text:style-name="T10"> </text:span>ordonnances – <text:span text:style-name="T10">association - </text:span><text:s/>médicaments<text:tab/></text:p>
      <text:p text:style-name="P10"><text:tab/><text:tab/><text:tab/><text:tab/><text:tab/><text:span text:style-name="T11">|</text:span></text:p>
      <text:p text:style-name="P10"><text:tab/><text:tab/><text:tab/><text:tab/> <text:s text:c="5"/><text:span text:style-name="T11">rappels</text:span></text:p>
      <text:p text:style-name="P10"/>
      <text:p text:style-name="P10"><text:tab/><text:tab/>- <text:span text:style-name="T12">ville - </text:span>entreprise – <text:span text:style-name="T12">services</text:span></text:p>
      <text:p text:style-name="P11"/>
      <text:h text:style-name="P25" text:outline-level="1"><text:bookmark-start text:name="__RefHeading___Toc302_244825327"/>Répartition du travail<text:bookmark-end text:name="__RefHeading___Toc302_244825327"/></text:h>
      <text:h text:style-name="P28" text:outline-level="2"><text:bookmark-start text:name="__RefHeading___Toc304_244825327"/>Par personne <text:bookmark-end text:name="__RefHeading___Toc304_24482532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éance</text:p>
          </table:table-cell>
          <table:table-cell table:style-name="Table1.A1" office:value-type="string">
            <text:p text:style-name="P17">Membres</text:p>
          </table:table-cell>
          <table:table-cell table:style-name="Table1.C1" office:value-type="string">
            <text:p text:style-name="P15">Tâche</text:p>
          </table:table-cell>
        </table:table-row>
        <table:table-row>
          <table:table-cell table:style-name="Table1.A2" table:number-rows-spanned="5" office:value-type="string">
            <text:p text:style-name="P18">Lundi 12 Décembre</text:p>
            <text:p text:style-name="P19">8H - 12H30</text:p>
            <text:p text:style-name="P18"/>
          </table:table-cell>
          <table:table-cell table:style-name="Table1.B16" office:value-type="string">
            <text:p text:style-name="P16">Maxime</text:p>
          </table:table-cell>
          <table:table-cell table:style-name="Table1.C16" office:value-type="string">
            <text:p text:style-name="P16">Brainstorming, <text:span text:style-name="T9">base de donnée, conception</text:span></text:p>
          </table:table-cell>
        </table:table-row>
        <table:table-row>
          <table:covered-table-cell/>
          <table:table-cell table:style-name="Table1.B16" office:value-type="string">
            <text:p text:style-name="P16">Valentin</text:p>
          </table:table-cell>
          <table:table-cell table:style-name="Table1.C16" office:value-type="string">
            <text:p text:style-name="P16">Brainstorming, <text:span text:style-name="T7">maquettage</text:span></text:p>
          </table:table-cell>
        </table:table-row>
        <table:table-row>
          <table:covered-table-cell/>
          <table:table-cell table:style-name="Table1.B16" office:value-type="string">
            <text:p text:style-name="P16">Robert</text:p>
          </table:table-cell>
          <table:table-cell table:style-name="Table1.C16" office:value-type="string">
            <text:p text:style-name="P16">Brainstorming, <text:span text:style-name="T8">maquettage</text:span></text:p>
          </table:table-cell>
        </table:table-row>
        <table:table-row>
          <table:covered-table-cell/>
          <table:table-cell table:style-name="Table1.B16" office:value-type="string">
            <text:p text:style-name="P16">Kevin</text:p>
          </table:table-cell>
          <table:table-cell table:style-name="Table1.C16" office:value-type="string">
            <text:p text:style-name="P16">Brainstorming, <text:span text:style-name="T7">base de données</text:span></text:p>
          </table:table-cell>
        </table:table-row>
        <table:table-row>
          <table:covered-table-cell/>
          <table:table-cell table:style-name="Table1.B16" office:value-type="string">
            <text:p text:style-name="P16">Edouard</text:p>
          </table:table-cell>
          <table:table-cell table:style-name="Table1.C16" office:value-type="string">
            <text:p text:style-name="P16">Brainstorming, <text:span text:style-name="T6">notes, conception</text:span></text:p>
          </table:table-cell>
        </table:table-row>
        <table:table-row>
          <table:table-cell table:style-name="Table1.A2" table:number-rows-spanned="5" office:value-type="string">
            <text:p text:style-name="P21">Lundi 12 Décembre</text:p>
            <text:p text:style-name="P21">13H30-15H</text:p>
          </table:table-cell>
          <table:table-cell table:style-name="Table1.B16" office:value-type="string">
            <text:p text:style-name="P16">Maxime</text:p>
          </table:table-cell>
          <table:table-cell table:style-name="Table1.C16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6" office:value-type="string">
            <text:p text:style-name="P16">Valentin</text:p>
          </table:table-cell>
          <table:table-cell table:style-name="Table1.C16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6" office:value-type="string">
            <text:p text:style-name="P16">Robert</text:p>
          </table:table-cell>
          <table:table-cell table:style-name="Table1.C16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6" office:value-type="string">
            <text:p text:style-name="P16">Kevin</text:p>
          </table:table-cell>
          <table:table-cell table:style-name="Table1.C16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6" office:value-type="string">
            <text:p text:style-name="P16">Edouard</text:p>
          </table:table-cell>
          <table:table-cell table:style-name="Table1.C16" office:value-type="string">
            <text:p text:style-name="P20">Réalisation d’une partie du site</text:p>
          </table:table-cell>
        </table:table-row>
        <table:table-row>
          <table:table-cell table:style-name="Table1.A2" table:number-rows-spanned="5" office:value-type="string">
            <text:p text:style-name="P21">Mardi 13 Décembre</text:p>
            <text:p text:style-name="P21">8H - 12H30</text:p>
          </table:table-cell>
          <table:table-cell table:style-name="Table1.B16" office:value-type="string">
            <text:p text:style-name="P16">Maxime</text:p>
          </table:table-cell>
          <table:table-cell table:style-name="Table1.C16" office:value-type="string">
            <text:p text:style-name="P29">Module de connexion</text:p>
          </table:table-cell>
        </table:table-row>
        <table:table-row>
          <table:covered-table-cell/>
          <table:table-cell table:style-name="Table1.B16" office:value-type="string">
            <text:p text:style-name="P16">Valentin</text:p>
          </table:table-cell>
          <table:table-cell table:style-name="Table1.C16" office:value-type="string">
            <text:p text:style-name="P30">CSS</text:p>
          </table:table-cell>
        </table:table-row>
        <table:table-row>
          <table:covered-table-cell/>
          <table:table-cell table:style-name="Table1.B16" office:value-type="string">
            <text:p text:style-name="P16">Robert</text:p>
          </table:table-cell>
          <table:table-cell table:style-name="Table1.C16" office:value-type="string">
            <text:p text:style-name="P31">CSS, modules globaux</text:p>
          </table:table-cell>
        </table:table-row>
        <table:table-row>
          <table:covered-table-cell/>
          <table:table-cell table:style-name="Table1.B16" office:value-type="string">
            <text:p text:style-name="P16">Kevin</text:p>
          </table:table-cell>
          <table:table-cell table:style-name="Table1.C16" office:value-type="string">
            <text:p text:style-name="P32">Listage des services</text:p>
          </table:table-cell>
        </table:table-row>
        <table:table-row>
          <table:covered-table-cell/>
          <table:table-cell table:style-name="Table1.B16" office:value-type="string">
            <text:p text:style-name="P16">Edouard</text:p>
          </table:table-cell>
          <table:table-cell table:style-name="Table1.C16" office:value-type="string">
            <text:p text:style-name="P31">Connection <text:span text:style-name="T16">(base de donnée)</text:span></text:p>
          </table:table-cell>
        </table:table-row>
      </table:table>
      <text:p text:style-name="P5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1H52M11S</meta:editing-duration>
    <meta:editing-cycles>55</meta:editing-cycles>
    <meta:generator>LibreOffice/5.1.6.2$Linux_X86_64 LibreOffice_project/07ac168c60a517dba0f0d7bc7540f5afa45f0909</meta:generator>
    <dc:date>2016-12-13T11:29:54.614374738</dc:date>
    <meta:document-statistic meta:table-count="1" meta:image-count="0" meta:object-count="0" meta:page-count="3" meta:paragraph-count="64" meta:word-count="189" meta:character-count="1291" meta:non-whitespace-character-count="1146"/>
  </office:meta>
</office:document-meta>
</file>